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9.56pt"/>
    </style:style>
    <style:style style:name="co3" style:family="table-column">
      <style:table-column-properties fo:break-before="auto" style:column-width="151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,C8</text:p>
          </table:table-cell>
          <table:table-cell office:value-type="string" calcext:value-type="string">
            <text:p>470uF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https://www.digikey.com/product-detail/en/panasonic-electronic-components/EEE-1CA471UP/PCE3892CT-ND/766268</text:p>
          </table:table-cell>
          <table:table-cell/>
        </table:table-row>
        <table:table-row table:style-name="ro1">
          <table:table-cell office:value-type="string" calcext:value-type="string">
            <text:p>C2,C7</text:p>
          </table:table-cell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com/product-detail/en/vishay-sprague/293D106X9016B2TE3/718-1124-1-ND/1559618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.2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kemet/C0805C222KARACAUTO/399-16649-1-ND/8110015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samsung-electro-mechanics/CL21B105KOFNNNG/1276-6471-1-ND/5958099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47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samsung-electro-mechanics/CL21C470JCANNNC/1276-2662-1-ND/3890748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samsung-electro-mechanics/CL21C100JECNNWC/1276-6648-1-ND/5961507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on-semiconductor/SS34/SS34FSCT-ND/2094459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6.8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murata-electronics-north-america/LQH2HPZ6R8MJRL/490-15905-1-ND/6800570</text:p>
          </table:table-cell>
          <table:table-cell office:value-type="string" calcext:value-type="string">
            <text:p>Is 1A sufficient?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53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Vishay/TNPW080553K0BEEN?qs=sGAEpiMZZMtlubZbdhIBIAe6z5ySn0g2WCcQE92wiQ8%3d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ha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6:56:10.748439649</meta:creation-date>
    <dc:date>2018-06-22T17:26:43.600231902</dc:date>
    <meta:editing-duration>PT10M13S</meta:editing-duration>
    <meta:editing-cycles>2</meta:editing-cycles>
    <meta:generator>LibreOffice/6.0.2.1.0$Linux_X86_64 LibreOffice_project/00m0$Build-1</meta:generator>
    <meta:document-statistic meta:table-count="1" meta:cell-count="45" meta:object-count="0"/>
  </office:meta>
</office:document-meta>
</file>